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</office:automatic-styles>
  <office:body>
    <office:text>
      <text:p text:style-name="P1"><text:span text:style-name="T1">Uciekaj</text:span><text:span text:style-name="T2">ący zając</text:span><text:span text:style-name="T3"/></text:p>
      <text:p text:style-name="P2"><text:span text:style-name="T4">Pewnego dnia<text:s/></text:span><text:span text:style-name="T5">le</text:span><text:span text:style-name="T6">śną ścieżką szedł sobie szary zając. Był głodny więc rozglądał się za jakimś jedzeniem dla siebie. Nagle, wychodząc zza zakrętu zobaczył w</text:span><text:span text:style-name="T7">ó</text:span><text:span text:style-name="T8">z pełen wielkich, soczystych marchewek. Pociekła mu ślinka, oczy się zaświeciły i nie rozglądając się zbytnio zaczął biec w stronę wozu. Gdy już był blisko nie zastanawiając się wiele wskoczył na samą g</text:span><text:span text:style-name="T9">ó</text:span><text:span text:style-name="T10">r</text:span><text:span text:style-name="T11">ę i rozpoczął ucztę. Gdy już się najadł chciał zabrać trochę marchewek ze sobą żeby uzupełnić swoje zapasy. Już miał się zbierać aż tu nagle poczuł że coś go dotyka w plecy. Odwr</text:span><text:span text:style-name="T12">ó</text:span><text:span text:style-name="T13">ci</text:span><text:span text:style-name="T14">ł się i zobaczył wielką, wkurzoną, czerwoną twarz mężczyzny z ogromnym kijem w ręce. Zając wiedział że musi uciekać i to najszybciej jak tylko potrafi. Bez zastanowienia zeskoczył z wozu i rozpędzając się wskoczył w najbliższe krzaki i rozpoczął slalom między drzewami.<text:s/></text:span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3"><text:span text:style-name="T16">Adam Chylaszek</text:span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